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1151e0" officeooo:paragraph-rsid="001151e0"/>
    </style:style>
    <style:style style:name="P2" style:family="paragraph" style:parent-style-name="Standard">
      <style:text-properties officeooo:rsid="001309d3" officeooo:paragraph-rsid="001309d3"/>
    </style:style>
    <style:style style:name="P3" style:family="paragraph" style:parent-style-name="Standard">
      <style:text-properties officeooo:rsid="00140b47" officeooo:paragraph-rsid="00140b47"/>
    </style:style>
    <style:style style:name="T1" style:family="text">
      <style:text-properties officeooo:rsid="001309d3"/>
    </style:style>
    <style:style style:name="T2" style:family="text">
      <style:text-properties officeooo:rsid="00140b47"/>
    </style:style>
    <style:style style:name="T3" style:family="text">
      <style:text-properties style:text-position="super 58%" officeooo:rsid="00140b47"/>
    </style:style>
    <style:style style:name="T4" style:family="text">
      <style:text-properties style:text-position="0% 100%" officeooo:rsid="00140b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Crete</text:p>
      <text:p text:style-name="P1">COMP412 </text:p>
      <text:p text:style-name="P1">Course Project</text:p>
      <text:p text:style-name="P1"/>
      <text:p text:style-name="P1">Copenhagen Hnefatafl using Q-learning</text:p>
      <text:p text:style-name="P1"/>
      <text:p text:style-name="P1">Introduction</text:p>
      <text:p text:style-name="P1"/>
      <text:p text:style-name="P1">Copenhagen Hnefatalf is a scandinavian board game belonging under the wider umpbrella of tafl games. It is a perfect information, asymmetric, zero-sum game where the defender must get their king piece to one corner of the board, and the attacker must prevent them from doing so.</text:p>
      <text:p text:style-name="P1"/>
      <text:p text:style-name="P1">Rules</text:p>
      <text:p text:style-name="P1"/>
      <text:p text:style-name="P1">The game rules are somewhat simple, though this doesn’t <text:span text:style-name="T1">make playing it </text:span>easy. Each player can move any of their pieces along the vertical &amp; horizontal axes (like a rook in chess). A piece can be captured (whereupon it is removed from play) by placing two oppising pieces adjecent to it, and opposite each other, additionally there are 5 “hostile tiles” (the four corners and center tile (if unoccupied), which count as hostile to any piece &amp; may take part in a capture. The center tile may only be occupied by the king <text:span text:style-name="T1">but other pieces may pass through it. The board edge doesn’t count as hostile. </text:span></text:p>
      <text:p text:style-name="P1"/>
      <text:p text:style-name="P2">The win conditions for each player are as follows:</text:p>
      <text:p text:style-name="P2">The defener must get their king (center piece) to one of the four corners of the board, alternatively, they may create an “exit fort”. An exit fort is an arrangement of pieces that fulfils the following conditions: <text:tab/>1. The king must be on the edge of the board. </text:p>
      <text:p text:style-name="P2"><text:tab/>2. The king must be surrounded by defenders.</text:p>
      <text:p text:style-name="P2"><text:tab/>3. The surrounding defenders must be impossible to capture. </text:p>
      <text:p text:style-name="P2">Conversly, the attacker must capture the king by placing four pieces adjecent to him. The king may not be captured on the edge of the board. If the king reaches the edge of the board, the attacker must capture every other defender piece in order to win.</text:p>
      <text:p text:style-name="P2"/>
      <text:p text:style-name="P2">This is not an exhaustive list of the rules of Copenhagen Hnefatafl, but it will suffice for the purposes of this report. A full list of rules may be found <text:a xlink:type="simple" xlink:href="https://aagenielsen.dk/copenhagen_rules.php" text:style-name="Internet_20_link" text:visited-style-name="Visited_20_Internet_20_Link">here</text:a>.</text:p>
      <text:p text:style-name="P2"/>
      <text:p text:style-name="P3">Training</text:p>
      <text:p text:style-name="P2"/>
      <text:p text:style-name="P2">Because of the inherent assymetry of the game two models are required, one for the attacker &amp; one for the defender. <text:span text:style-name="T2">The agents were trained against a random agent (an agent that plays random legal moves) for 30K games (defender) and 12K games (attacker)</text:span><text:span text:style-name="T3">1</text:span><text:span text:style-name="T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15:37:53.743708882</meta:creation-date>
    <dc:date>2026-02-19T16:05:30.273888912</dc:date>
    <meta:editing-duration>PT16M24S</meta:editing-duration>
    <meta:editing-cycles>2</meta:editing-cycles>
    <meta:generator>LibreOffice/25.8.2.2$Linux_X86_64 LibreOffice_project/580$Build-2</meta:generator>
    <meta:document-statistic meta:table-count="0" meta:image-count="0" meta:object-count="0" meta:page-count="1" meta:paragraph-count="16" meta:word-count="363" meta:character-count="2077" meta:non-whitespace-character-count="1722"/>
  </office:meta>
</office:document-meta>
</file>